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TAÑES HUAYLLAS, MOIS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58023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398849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NTAÑES HUAYLLAS, MOIS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5802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UÑOZ CHURATA, DANI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3970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1</text:p>
          </table:table-cell>
          <table:table-cell table:style-name="Tableau1.D2" office:value-type="string">
            <text:p text:style-name="P13">155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5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1:22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